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co46" style:family="table-column">
      <style:table-column-properties fo:break-before="auto" style:column-width="41.915cm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38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ro32" style:family="table-row">
      <style:table-row-properties style:row-height="1.251cm" fo:break-before="auto" style:use-optimal-row-height="true"/>
    </style:style>
    <style:style style:name="ro33" style:family="table-row">
      <style:table-row-properties style:row-height="2.464cm" fo:break-before="auto" style:use-optimal-row-height="true"/>
    </style:style>
    <style:style style:name="ro34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0pt" style:font-size-asian="20pt" style:font-size-complex="20pt"/>
    </style:style>
    <style:style style:name="ce26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6" style:family="table-cell" style:parent-style-name="Default">
      <style:text-properties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6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/>
    </style:style>
    <style:style style:name="T13" style:family="text">
      <style:text-properties fo:color="#80008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/>
    </style:style>
    <style:style style:name="T17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9211e"/>
    </style:style>
    <style:style style:name="T27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9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0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4" style:family="text">
      <style:text-properties fo:color="#ff0000"/>
    </style:style>
    <style:style style:name="T3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37" style:family="text">
      <style:text-properties fo:color="#000000"/>
    </style:style>
    <style:style style:name="T3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3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color="#008000"/>
    </style:style>
    <style:style style:name="T4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4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4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46" table:default-cell-style-name="ce25"/>
        <table:table-column table:style-name="co2" table:number-columns-repeated="16383" table:default-cell-style-name="ce25"/>
        <table:table-row table:style-name="ro32">
          <table:table-cell office:value-type="string" calcext:value-type="string">
            <text:p>標籤機DT-2205驅動 如果紙張設定太小 <text:span text:style-name="T26">會導致無法列印(紅燈閃爍)</text:span> 所以在JSON設定要特別小心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標籤機DT-2205 / Godex DT2x 驅動 的<text:span text:style-name="T26">喜好設定</text:span>內的<text:span text:style-name="T26">標籤樣式</text:span>有定義紙張<text:span text:style-name="T26">間隔高度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熱敏感應80mm Series Printer印表驅動 紙張大小設定錯誤 <text:span text:style-name="T26">不會造成設備當機</text:span></text:p>
          </table:table-cell>
          <table:table-cell table:number-columns-repeated="16383"/>
        </table:table-row>
        <table:table-row table:style-name="ro33">
          <table:table-cell table:style-name="ce2" office:value-type="string" calcext:value-type="string">
            <text:p><text:span text:style-name="T27">熱敏感應</text:span><text:span text:style-name="T28">驅動一定都只能裝80mm</text:span><text:span text:style-name="T29">，裝57MM會造成列印資訊被截斷，</text:span></text:p>
            <text:p><text:span text:style-name="T30">UtilityTool紙張寬度一律設定80mm</text:span></text:p>
          </table:table-cell>
          <table:table-cell table:number-columns-repeated="16383"/>
        </table:table-row>
        <table:table-row table:style-name="ro34" table:number-rows-repeated="1048571">
          <table:table-cell table:number-columns-repeated="16384"/>
        </table:table-row>
        <table:table-row table:style-name="ro34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31">,</text:span></text:p>
            <text:p><text:tab/><text:tab/><text:span text:style-name="T31">{</text:span></text:p>
            <text:p><text:tab/><text:tab/><text:tab/><text:span text:style-name="T31">"ElementType":"",</text:span></text:p>
            <text:p><text:tab/><text:tab/><text:tab/><text:span text:style-name="T31">"X":0,</text:span></text:p>
            <text:p><text:tab/><text:tab/><text:tab/><text:span text:style-name="T31">"Y":0,</text:span></text:p>
            <text:p><text:tab/><text:tab/><text:tab/><text:span text:style-name="T31">"X_Alignment":"X",</text:span></text:p>
            <text:p><text:tab/><text:tab/><text:tab/><text:span text:style-name="T31">"Y_Alignment":"Increment",</text:span></text:p>
            <text:p><text:tab/><text:tab/><text:tab/><text:span text:style-name="T31">"Width":-1,</text:span></text:p>
            <text:p><text:tab/><text:tab/><text:tab/><text:span text:style-name="T31">"Height":-1,</text:span></text:p>
            <text:p><text:tab/><text:tab/><text:tab/><text:span text:style-name="T31">"Content":"",</text:span></text:p>
            <text:p><text:tab/><text:tab/><text:span text:style-name="T31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32">     </text:span><text:span text:style-name="T33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34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5">變數名稱對應資料集 </text:span><text:span text:style-name="T36">~ 正則表達式分析</text:span></text:p>
            <text:p><text:span text:style-name="T31">EX: "{$Name};{$Age}" </text:span></text:p>
            <text:p><text:span text:style-name="T31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37">02.Text</text:span></text:p>
            <text:p><text:span text:style-name="T37">03.QrCode</text:span></text:p>
            <text:p><text:span text:style-name="T37">04.BarCode</text:span></text:p>
            <text:p><text:span text:style-name="T37">05.Image</text:span></text:p>
            <text:p><text:span text:style-name="T37">06.Table(區塊是否需要顯示判斷)</text:span></text:p>
            <text:p><text:span text:style-name="T32">07.Block(一列)</text:span></text:p>
            <text:p><text:span text:style-name="T32">08.Rows(陣列~迴圈)</text:span></text:p>
            <text:p><text:span text:style-name="T32">PS.IncludePage[Page中IncludePages]Embedded[獨立] → Table </text:span><text:span text:style-name="T38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31">X(*)              </text:span><text:span text:style-name="T39">[讀取目前元件X值]</text:span></text:p>
            <text:p><text:span text:style-name="T31">Right            </text:span><text:span text:style-name="T39">[靠右]</text:span></text:p>
            <text:p><text:span text:style-name="T31">Center          </text:span><text:span text:style-name="T39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31">Y (*)                         </text:span><text:span text:style-name="T39">[讀取目前元件Y值]</text:span></text:p>
            <text:p><text:span text:style-name="T32">Increment : 遞增      </text:span><text:span text:style-name="T39"> [垂直排列 ~ 目前Y = 前一元件的Y + 前一元件的Height + 1</text:span><text:span text:style-name="T40">]</text:span></text:p>
            <text:p><text:span text:style-name="T32">Element : 前一元件  </text:span><text:span text:style-name="T39">[橫向排列 ~ 目前Y = </text:span><text:span text:style-name="T41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26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32">四倍字 : </text:span><text:span text:style-name="T42">new Font("新細明體",40) ; </text:span><text:span text:style-name="T43">Height =13mm</text:span></text:p>
            <text:p><text:span text:style-name="T32">雙倍字</text:span><text:span text:style-name="T44"> : </text:span><text:span text:style-name="T45">new Font("新細明體",28) ; </text:span><text:span text:style-name="T46">Height =11mm</text:span></text:p>
            <text:p><text:span text:style-name="T32">單倍字 : </text:span><text:span text:style-name="T42">new Font("新細明體", 13) ; </text:span><text:span text:style-name="T43">Height =5mm</text:span></text:p>
            <text:p><text:span text:style-name="T32">一般字 : </text:span><text:span text:style-name="T42">new Font("新細明體", 9) ; </text:span></text:p>
            <text:p>---------------------------------------------------</text:p>
            <text:p><text:span text:style-name="T32">電子發票標題 : </text:span><text:span text:style-name="T42">new Font("新細明體", 16) ; </text:span><text:span text:style-name="T43">Height =6mm</text:span></text:p>
          </table:table-cell>
        </table:table-row>
        <table:table-row table:style-name="ro21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34"> (額外送ESC 指令) </text:span></text:p>
          </table:table-cell>
        </table:table-row>
        <table:table-row table:style-name="ro21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34"> (額外送ESC 指令)</text:span></text:p>
          </table:table-cell>
        </table:table-row>
        <table:table-row table:style-name="ro22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32">存放蜂鳴器</text:span>指令碼</text:p>
          </table:table-cell>
        </table:table-row>
        <table:table-row table:style-name="ro22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32">存放外接</text:span>蜂鳴器指令碼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32">""(*)</text:span></text:p>
            <text:p><text:span text:style-name="T31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26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32">Top (*)</text:span></text:p>
            <text:p>Down</text:p>
            <text:p><text:span text:style-name="T32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2">文字Y軸對其方式:</text:span></text:p>
            <text:p><text:span text:style-name="T32">Left (*)</text:span></text:p>
            <text:p><text:span text:style-name="T32">Right</text:span></text:p>
            <text:p><text:span text:style-name="T32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32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37">相同欄位多筆分隔符號 ~ DisplayMode = Merge 才有效</text:span></text:p>
            <text:p><text:span text:style-name="T31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62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2">自動換行</text:span></text:p>
            <text:p><text:span text:style-name="T31">"Y"(*) : 換行</text:span></text:p>
            <text:p><text:span text:style-name="T31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5" table:number-rows-repeated="1048555">
          <table:table-cell table:number-columns-repeated="4"/>
        </table:table-row>
        <table:table-row table:style-name="ro10" table:number-rows-repeated="11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32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3" office:value-type="string" calcext:value-type="string">
            <text:p>RowSpacing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每列間距</text:p>
          </table:table-cell>
          <table:table-cell table:style-name="ce63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34">         非陣列變數判斷條件 : 變數.length&gt;0</text:span></text:p>
            <text:p><text:span text:style-name="T47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5" office:value-type="string" calcext:value-type="string">
            <text:p><text:span text:style-name="T37">變數根名稱:</text:span></text:p>
            <text:p><text:span text:style-name="T34">    ""                   :  根物件之下變數</text:span></text:p>
            <text:p><text:span text:style-name="T34">    "VarName" :  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5" office:value-type="string" calcext:value-type="string">
            <text:p><text:span text:style-name="T37">變數根名稱判斷機制</text:span></text:p>
            <text:p><text:span text:style-name="T34">    (*)""/null          : 單純長度判斷</text:span></text:p>
            <text:p><text:span text:style-name="T47">    "&gt;"                    : 數值判斷</text:span></text:p>
            <text:p><text:span text:style-name="T47">    "&lt;"                    : 數值判斷</text:span></text:p>
            <text:p><text:span text:style-name="T34">    "=="                 :  數值判斷</text:span></text:p>
            <text:p><text:span text:style-name="T34">    "&gt;="                 :  數值判斷</text:span></text:p>
            <text:p><text:span text:style-name="T34">    "&lt;="                 :  數值判斷</text:span></text:p>
            <text:p><text:span text:style-name="T34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5" office:value-type="string" calcext:value-type="string">
            <text:p><text:span text:style-name="T37">陣列根名稱:</text:span></text:p>
            <text:p><text:span text:style-name="T34">    ""                       :  上層根物件之下變數</text:span></text:p>
            <text:p><text:span text:style-name="T34">    "ArrayName"  :  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30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35">多筆相同欄位顯示模式</text:span></text:p>
            <text:p><text:span text:style-name="T31">"Single"       : 一筆一行</text:span></text:p>
            <text:p><text:span text:style-name="T31">"Merge" (*)  : 多筆一行</text:span>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5" office:value-type="string" calcext:value-type="string">
            <text:p><text:span text:style-name="T37">變數根名稱判斷機制</text:span></text:p>
            <text:p><text:span text:style-name="T47">    (*)""/null          : 單純長度判斷</text:span></text:p>
            <text:p><text:span text:style-name="T47">    "&gt;"                    : 數值判斷</text:span></text:p>
            <text:p><text:span text:style-name="T47">    "&lt;"                    : 數值判斷</text:span></text:p>
            <text:p><text:span text:style-name="T34">    "=="                 : 數值判斷</text:span></text:p>
            <text:p><text:span text:style-name="T34">    "&gt;="                 : 數值判斷</text:span></text:p>
            <text:p><text:span text:style-name="T34">    "&lt;="                 : 數值判斷</text:span></text:p>
            <text:p><text:span text:style-name="T34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7"/>
        <table:table-column table:style-name="co2" table:default-cell-style-name="ce67"/>
        <table:table-column table:style-name="co40" table:default-cell-style-name="ce67"/>
        <table:table-column table:style-name="co41" table:default-cell-style-name="ce68"/>
        <table:table-column table:style-name="co42" table:default-cell-style-name="ce70"/>
        <table:table-column table:style-name="co42" table:default-cell-style-name="ce67"/>
        <table:table-column table:style-name="co2" table:default-cell-style-name="ce67"/>
        <table:table-column table:style-name="co43" table:default-cell-style-name="ce67"/>
        <table:table-column table:style-name="co44" table:default-cell-style-name="ce67"/>
        <table:table-column table:style-name="co2" table:number-columns-repeated="16375" table:default-cell-style-name="ce67"/>
        <table:table-row table:style-name="ro22">
          <table:table-cell office:value-type="string" calcext:value-type="string">
            <text:p><text:span text:style-name="T48">像素</text:span><text:span text:style-name="T4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4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48">像素</text:span><text:span text:style-name="T4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9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9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00/00/00</text:date>, <text:time style:data-style-name="N2" text:time-value="08:59:51.48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25T09:02:41.172000000</dc:date>
    <meta:editing-duration>P8DT17H52M6S</meta:editing-duration>
    <meta:editing-cycles>535</meta:editing-cycles>
    <meta:generator>LibreOffice/24.2.3.2$Windows_x86 LibreOffice_project/433d9c2ded56988e8a90e6b2e771ee4e6a5ab2ba</meta:generator>
    <meta:document-statistic meta:table-count="15" meta:cell-count="512" meta:object-count="0"/>
  </office:meta>
</office:document-meta>
</file>